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6" style:parent-style-name="DefaultParagraphFont" style:family="text">
      <style:text-properties style:font-name="Courier New" style:font-name-asian="Times New Roman" style:font-name-complex="Courier New" fo:color="#000000" fo:font-size="10pt" style:font-size-asian="10pt" style:font-size-complex="10pt" fo:background-color="#00FF00" style:language-asian="en" style:country-asian="IE"/>
    </style:style>
    <style:style style:name="T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 style:parent-style-name="DefaultParagraphFont" style:family="text">
      <style:text-properties style:font-name="Courier New" style:font-name-asian="Times New Roman" style:font-name-complex="Courier New" fo:color="#000000" fo:font-size="10pt" style:font-size-asian="10pt" style:font-size-complex="10pt" fo:background-color="#00FF00" style:language-asian="en" style:country-asian="IE"/>
    </style:style>
    <style:style style:name="P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60" style:parent-style-name="DefaultParagraphFont" style:family="text">
      <style:text-properties style:font-name="Courier New" style:font-name-asian="Times New Roman" style:font-name-complex="Courier New" fo:color="#000000" fo:font-size="10pt" style:font-size-asian="10pt" style:font-size-complex="10pt" fo:background-color="#00FF00" style:language-asian="en" style:country-asian="IE"/>
    </style:style>
    <style:style style:name="P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80" style:parent-style-name="DefaultParagraphFont" style:family="text">
      <style:text-properties style:font-name="Courier New" style:font-name-asian="Times New Roman" style:font-name-complex="Courier New" fo:color="#000000" fo:font-size="10pt" style:font-size-asian="10pt" style:font-size-complex="10pt" fo:background-color="#00FF00" style:language-asian="en" style:country-asian="IE"/>
    </style:style>
    <style:style style:name="P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8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8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92" style:parent-style-name="DefaultParagraphFont" style:family="text">
      <style:text-properties style:font-name="Courier New" style:font-name-complex="Courier New" fo:color="#333333" fo:font-size="9pt" style:font-size-asian="9pt" style:font-size-complex="9pt" fo:background-color="#FFFFFF"/>
    </style:style>
    <style:style style:name="P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0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04" style:parent-style-name="DefaultParagraphFont" style:family="text">
      <style:text-properties style:font-name="Courier New" style:font-name-complex="Courier New" fo:color="#333333" fo:font-size="9pt" style:font-size-asian="9pt" style:font-size-complex="9pt" fo:background-color="#FFFFFF"/>
    </style:style>
    <style:style style:name="P1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16" style:parent-style-name="DefaultParagraphFont" style:family="text">
      <style:text-properties style:font-name="Courier New" style:font-name-complex="Courier New" fo:color="#333333" fo:font-size="9pt" style:font-size-asian="9pt" style:font-size-complex="9pt" fo:background-color="#FFFFFF"/>
    </style:style>
    <style:style style:name="P1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28" style:parent-style-name="DefaultParagraphFont" style:family="text">
      <style:text-properties style:font-name="Courier New" style:font-name-complex="Courier New" fo:color="#333333" fo:font-size="9pt" style:font-size-asian="9pt" style:font-size-complex="9pt" fo:background-color="#FFFFFF"/>
    </style:style>
    <style:style style:name="P1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40" style:parent-style-name="DefaultParagraphFont" style:family="text">
      <style:text-properties style:font-name="Courier New" style:font-name-complex="Courier New" fo:color="#333333" fo:font-size="9pt" style:font-size-asian="9pt" style:font-size-complex="9pt" fo:background-color="#FFFFFF"/>
    </style:style>
    <style:style style:name="P1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46" style:parent-style-name="DefaultParagraphFont" style:family="text">
      <style:text-properties style:font-name="Courier New" style:font-name-asian="Times New Roman" style:font-name-complex="Courier New" fo:color="#000000" fo:font-size="10pt" style:font-size-asian="10pt" style:font-size-complex="10pt" fo:background-color="#FFFF00" style:language-asian="en" style:country-asian="IE"/>
    </style:style>
    <style:style style:name="T1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1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57"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58"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59"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60"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61"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62"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63"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64"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65"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66"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67"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68"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69"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70"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71"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72"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73"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74"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75"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76"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77"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78"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79"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80"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81"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82"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1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4" style:parent-style-name="DefaultParagraphFont" style:family="text">
      <style:text-properties style:font-name="Courier New" style:font-name-asian="Times New Roman" style:font-name-complex="Courier New" fo:color="#333333" fo:font-size="9pt" style:font-size-asian="9pt" style:font-size-complex="9pt" fo:background-color="#FFFFFF" style:language-asian="en" style:country-asian="IE"/>
    </style:style>
    <style:style style:name="P1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191" style:parent-style-name="DefaultParagraphFont" style:family="text">
      <style:text-properties style:font-name="Courier New" style:font-name-asian="Times New Roman" style:font-name-complex="Courier New" fo:color="#000000" fo:font-size="10pt" style:font-size-asian="10pt" style:font-size-complex="10pt" fo:background-color="#00FF00" style:language-asian="en" style:country-asian="IE"/>
    </style:style>
    <style:style style:name="T192" style:parent-style-name="DefaultParagraphFont" style:family="text">
      <style:text-properties style:font-name="Courier New" style:font-name-asian="Times New Roman" style:font-name-complex="Courier New" fo:color="#000000" fo:font-size="10pt" style:font-size-asian="10pt" style:font-size-complex="10pt" fo:background-color="#00FF00" style:language-asian="en" style:country-asian="IE"/>
    </style:style>
    <style:style style:name="P1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1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05"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06"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07"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08"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09"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10"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11"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12"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13"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14"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15"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16"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9pt" style:font-size-asian="9pt" style:font-size-complex="9pt" fo:background-color="#FFFFFF" style:language-asian="en" style:country-asian="IE"/>
    </style:style>
    <style:style style:name="P2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33"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34"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35"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36"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37"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38"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39"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40"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41"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42"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43"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44"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45"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46"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47"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48"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49"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1" style:parent-style-name="DefaultParagraphFont" style:family="text">
      <style:text-properties style:font-name="Courier New" style:font-name-asian="Times New Roman" style:font-name-complex="Courier New" fo:color="#333333" fo:font-size="9pt" style:font-size-asian="9pt" style:font-size-complex="9pt" fo:background-color="#FFFFFF" style:language-asian="en" style:country-asian="IE"/>
    </style:style>
    <style:style style:name="T2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2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7" style:parent-style-name="DefaultParagraphFont" style:family="text">
      <style:text-properties style:font-name="Courier New" style:font-name-asian="Times New Roman" style:font-name-complex="Courier New" fo:color="#000000" fo:font-size="10pt" style:font-size-asian="10pt" style:font-size-complex="10pt" fo:background-color="#FFFF00" style:language-asian="en" style:country-asian="IE"/>
    </style:style>
    <style:style style:name="P2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background-color="#FFFF00" style:language-asian="en" style:country-asian="IE"/>
    </style:style>
    <style:style style:name="P2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0" style:parent-style-name="DefaultParagraphFont" style:family="text">
      <style:text-properties style:font-name="Courier New" style:font-name-asian="Times New Roman" style:font-name-complex="Courier New" fo:color="#000000" fo:font-size="10pt" style:font-size-asian="10pt" style:font-size-complex="10pt" fo:background-color="#FFFF00" style:language-asian="en" style:country-asian="IE"/>
    </style:style>
    <style:style style:name="P2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T27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3" style:parent-style-name="DefaultParagraphFont" style:family="text">
      <style:text-properties style:font-name="Courier New" style:font-name-asian="Times New Roman" style:font-name-complex="Courier New" fo:color="#333333" fo:font-size="9pt" style:font-size-asian="9pt" style:font-size-complex="9pt" fo:background-color="#FFFFFF" style:language-asian="en" style:country-asian="IE"/>
    </style:style>
    <style:style style:name="P274"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75"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76"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2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8" style:parent-style-name="DefaultParagraphFont" style:family="text">
      <style:text-properties style:font-name="Courier New" style:font-name-asian="Times New Roman" style:font-name-complex="Courier New" fo:color="#333333" fo:font-size="9pt" style:font-size-asian="9pt" style:font-size-complex="9pt" fo:background-color="#FFFFFF" style:language-asian="en" style:country-asian="IE"/>
    </style:style>
    <style:style style:name="T27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2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5" style:parent-style-name="DefaultParagraphFont" style:family="text">
      <style:text-properties style:font-name="Courier New" style:font-name-asian="Times New Roman" style:font-name-complex="Courier New" fo:color="#000000" fo:font-size="10pt" style:font-size-asian="10pt" style:font-size-complex="10pt" fo:background-color="#00FF00" style:language-asian="en" style:country-asian="IE"/>
    </style:style>
    <style:style style:name="T286" style:parent-style-name="DefaultParagraphFont" style:family="text">
      <style:text-properties style:font-name="Courier New" style:font-name-asian="Times New Roman" style:font-name-complex="Courier New" fo:color="#000000" fo:font-size="10pt" style:font-size-asian="10pt" style:font-size-complex="10pt" fo:background-color="#00FF00" style:language-asian="en" style:country-asian="IE"/>
    </style:style>
    <style:style style:name="P2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2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1" style:parent-style-name="DefaultParagraphFont" style:family="text">
      <style:text-properties style:font-name="Courier New" style:font-name-asian="Times New Roman" style:font-name-complex="Courier New" fo:color="#000000" fo:font-size="10pt" style:font-size-asian="10pt" style:font-size-complex="10pt" fo:background-color="#00FF00" style:language-asian="en" style:country-asian="IE"/>
    </style:style>
    <style:style style:name="P3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3" style:parent-style-name="DefaultParagraphFont" style:family="text">
      <style:text-properties style:font-name="Courier New" style:font-name-asian="Times New Roman" style:font-name-complex="Courier New" fo:color="#000000" fo:font-size="10pt" style:font-size-asian="10pt" style:font-size-complex="10pt" fo:background-color="#FFFF00" style:language-asian="en" style:country-asian="IE"/>
    </style:style>
    <style:style style:name="T324" style:parent-style-name="DefaultParagraphFont" style:family="text">
      <style:text-properties style:font-name="Courier New" style:font-name-asian="Times New Roman" style:font-name-complex="Courier New" fo:color="#000000" fo:font-size="10pt" style:font-size-asian="10pt" style:font-size-complex="10pt" fo:background-color="#FFFF00" style:language-asian="en" style:country-asian="IE"/>
    </style:style>
    <style:style style:name="P3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background-color="#FFFF00" style:language-asian="en" style:country-asian="IE"/>
    </style:style>
    <style:style style:name="P3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7" style:parent-style-name="DefaultParagraphFont" style:family="text">
      <style:text-properties style:font-name="Courier New" style:font-name-asian="Times New Roman" style:font-name-complex="Courier New" fo:color="#000000" fo:font-size="10pt" style:font-size-asian="10pt" style:font-size-complex="10pt" fo:background-color="#FFFF00" style:language-asian="en" style:country-asian="IE"/>
    </style:style>
    <style:style style:name="P3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T3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8" style:parent-style-name="DefaultParagraphFont" style:family="text">
      <style:text-properties style:font-name="Courier New" style:font-name-asian="Times New Roman" style:font-name-complex="Courier New" fo:color="#333333" fo:font-size="9pt" style:font-size-asian="9pt" style:font-size-complex="9pt" fo:background-color="#FFFFFF" style:language-asian="en" style:country-asian="IE"/>
    </style:style>
    <style:style style:name="P339"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340"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341"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342"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343"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344"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345"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346"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347"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348"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349"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3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1" style:parent-style-name="DefaultParagraphFont" style:family="text">
      <style:text-properties style:font-name="Courier New" style:font-name-asian="Times New Roman" style:font-name-complex="Courier New" fo:color="#333333" fo:font-size="9pt" style:font-size-asian="9pt" style:font-size-complex="9pt" fo:background-color="#FFFFFF" style:language-asian="en" style:country-asian="IE"/>
    </style:style>
    <style:style style:name="P3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60" style:parent-style-name="ListParagraph" style:list-style-name="LFO1" style:family="paragraph">
      <style:paragraph-properties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background-color="#FFFF00" style:language-asian="en" style:country-asian="IE"/>
    </style:style>
    <style:style style:name="P361" style:parent-style-name="ListParagraph" style:family="paragraph">
      <style:paragraph-properties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64" style:parent-style-name="ListParagraph" style:list-style-name="LFO2" style:family="paragraph">
      <style:paragraph-properties fo:margin-bottom="0in" fo:line-height="100%">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65" style:parent-style-name="ListParagraph" style:family="paragraph">
      <style:paragraph-properties fo:margin-bottom="0in" fo:line-height="100%" fo:margin-left="0.75in">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66" style:parent-style-name="ListParagraph" style:family="paragraph">
      <style:paragraph-properties fo:margin-bottom="0in" fo:line-height="100%" fo:margin-left="0.75in">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69" style:parent-style-name="ListParagraph" style:list-style-name="LFO2" style:family="paragraph">
      <style:paragraph-properties fo:margin-bottom="0in" fo:line-height="100%">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70" style:parent-style-name="ListParagraph" style:family="paragraph">
      <style:paragraph-properties fo:margin-bottom="0in" fo:line-height="100%" fo:margin-left="0.75in">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8" style:parent-style-name="DefaultParagraphFont" style:family="text">
      <style:text-properties style:font-name="Courier New" style:font-name-asian="Times New Roman" style:font-name-complex="Courier New" fo:color="#000000" fo:font-size="10pt" style:font-size-asian="10pt" style:font-size-complex="10pt" fo:background-color="#00FF00" style:language-asian="en" style:country-asian="IE"/>
    </style:style>
    <style:style style:name="T389" style:parent-style-name="DefaultParagraphFont" style:family="text">
      <style:text-properties style:font-name="Courier New" style:font-name-asian="Times New Roman" style:font-name-complex="Courier New" fo:color="#000000" fo:font-size="10pt" style:font-size-asian="10pt" style:font-size-complex="10pt" fo:background-color="#00FF00" style:language-asian="en" style:country-asian="IE"/>
    </style:style>
    <style:style style:name="T3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3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3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13" style:parent-style-name="ListParagraph" style:list-style-name="LFO3" style:family="paragraph">
      <style:paragraph-properties fo:margin-bottom="0in" fo:line-height="100%">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14" style:parent-style-name="ListParagraph" style:family="paragraph">
      <style:paragraph-properties fo:margin-bottom="0in" fo:line-height="100%" fo:margin-left="0.75in">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n" style:country-asian="IE"/>
    </style:style>
    <style:style style:name="P429"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30"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31"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32"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33"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34"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35"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36"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37"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38"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39"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40"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41"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42"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43"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44"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45"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46"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47"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48"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49"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50"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51"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52"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P453" style:parent-style-name="Normal" style:family="paragraph">
      <style:paragraph-properties style:vertical-align="auto" fo:margin-bottom="0in" fo:line-height="100%"/>
      <style:text-properties style:font-name="Courier New" style:font-name-asian="Times New Roman" style:font-name-complex="Courier New" fo:color="#333333" fo:font-size="9pt" style:font-size-asian="9pt" style:font-size-complex="9pt" fo:background-color="#FFFFFF" style:language-asian="en" style:country-asian="IE" fo:hyphenate="true"/>
    </style:style>
    <style:style style:name="T454" style:parent-style-name="DefaultParagraphFont" style:family="text">
      <style:text-properties style:font-name="Courier New" style:font-name-asian="Times New Roman" style:font-name-complex="Courier New" fo:color="#333333" fo:font-size="9pt" style:font-size-asian="9pt" style:font-size-complex="9pt" fo:background-color="#FFFFFF" style:language-asian="en" style:country-asian="IE"/>
    </style:style>
  </office:automatic-styles>
  <office:body>
    <office:text text:use-soft-page-breaks="true">
      <text:p text:style-name="P1">Data Scientist Role Play: Profiling and Analyzing the Yelp Dataset Coursera Worksheet</text:p>
      <text:p text:style-name="P2"/>
      <text:p text:style-name="P3">This is a 2-part assignment. In the first part, you are asked a series of questions that will help you profile and understand the data just like a data<text:s/>scientist would. For this first part of the assignment, you will be assessed both on the correctness of your findings, as well as the code you used to arrive at your answer. You will be graded on how easy your code is to read, so remember to use proper formatting and comments where necessary.</text:p>
      <text:p text:style-name="P4"/>
      <text:p text:style-name="P5">In the second part of the assignment, you are asked to come up with your own inferences and analysis of the data for a particular research question you want to answer. You will be required to prepare the dataset for the analysis you choose to do. As with the first part, you will be graded, in part, on how easy your code is to read, so use proper formatting and comments to illustrate and communicate your intent as required.</text:p>
      <text:p text:style-name="P6"/>
      <text:p text:style-name="P7">For both parts of this assignment, use this "worksheet." It provides all the questions you are being asked, and your job will be to transfer your answers and SQL coding where indicated into this worksheet so that your peers can review your work. You should be able to use any Text Editor (Windows Notepad, Apple TextEdit, Notepad ++, Sublime Text, etc.) to copy and paste your answers. If you are going to use Word or some other page layout application, just be careful to make sure your answers and code are lined appropriately.</text:p>
      <text:p text:style-name="P8">In this case, you may want<text:s/>to save as a PDF to ensure your formatting remains intact for you reviewer.</text:p>
      <text:p text:style-name="P9"/>
      <text:p text:style-name="P10"/>
      <text:p text:style-name="P11"/>
      <text:p text:style-name="P12">Part 1: Yelp Dataset Profiling and Understanding</text:p>
      <text:p text:style-name="P13"/>
      <text:p text:style-name="P14"><text:span text:style-name="T15">1.<text:s/></text:span><text:span text:style-name="T16">Profile the data by finding the total number of records for each of the tables below</text:span><text:span text:style-name="T17">:</text:span></text:p>
      <text:p text:style-name="P18"><text:tab/></text:p>
      <text:p text:style-name="P19">i. Attribute table = 10,000<text:s/></text:p>
      <text:p text:style-name="P20">ii.<text:s/>Business table = 10,000</text:p>
      <text:p text:style-name="P21">iii. Category table = 10,000</text:p>
      <text:p text:style-name="P22">iv. Checkin table = 10,000</text:p>
      <text:p text:style-name="P23">v. elite_years table = 10,000</text:p>
      <text:p text:style-name="P24">vi. friend table = 10,000</text:p>
      <text:p text:style-name="P25">vii. hours table = 10,000</text:p>
      <text:p text:style-name="P26">viii. photo table = 10,000</text:p>
      <text:p text:style-name="P27">ix. review table = 10,000</text:p>
      <text:p text:style-name="P28">x. tip table = 10,000</text:p>
      <text:p text:style-name="P29">xi. user table = 10,000</text:p>
      <text:p text:style-name="P30"><text:tab/></text:p>
      <text:p text:style-name="P31"/>
      <text:p text:style-name="P32"/>
      <text:p text:style-name="P33"><text:span text:style-name="T34">2.<text:s/></text:span><text:span text:style-name="T35">Find the total distinct records by either the foreign key or primary key for each table. If two foreign keys are listed in the table, please specify which foreign key.</text:span></text:p>
      <text:p text:style-name="P36"/>
      <text:p text:style-name="P37">i. Business =<text:s/>10,000<text:s/>id</text:p>
      <text:p text:style-name="P38">ii. Hours =<text:s/>1,562<text:s text:c="2"/>business_id</text:p>
      <text:p text:style-name="P39"/>
      <text:p text:style-name="P40">iii. Category =<text:s/>2643<text:s/>business_id</text:p>
      <text:p text:style-name="P41"/>
      <text:p text:style-name="P42">iv. Attribute =<text:s/>1115 <text:s/>business_id</text:p>
      <text:p text:style-name="P43"/>
      <text:p text:style-name="P44">v. Review =<text:s/>10,000 <text:s/>id</text:p>
      <text:soft-page-break/>
      <text:p text:style-name="P45">vi. Checkin =<text:s/>493<text:s/>business_id</text:p>
      <text:p text:style-name="P46"/>
      <text:p text:style-name="P47">vii. Photo =<text:s/>10,000<text:s/>id</text:p>
      <text:p text:style-name="P48">viii. Tip =<text:s/>3979<text:s/>business_id</text:p>
      <text:p text:style-name="P49">ix. User =<text:s/>10,000 <text:s/>id</text:p>
      <text:p text:style-name="P50">x. Friend =<text:s/>11<text:s/>business_id</text:p>
      <text:p text:style-name="P51"/>
      <text:p text:style-name="P52">xi. Elite_years =<text:s text:c="2"/>2780 user_id</text:p>
      <text:p text:style-name="P53"/>
      <text:p text:style-name="P54">Note: Primary Keys are denoted in the ER-Diagram with a yellow key icon.<text:tab/></text:p>
      <text:p text:style-name="P55"/>
      <text:p text:style-name="P56"/>
      <text:p text:style-name="P57"/>
      <text:p text:style-name="P58"><text:span text:style-name="T59">3.<text:s/></text:span><text:span text:style-name="T60">Are there any columns with null values in the Users table? Indicate "yes," or "no."</text:span></text:p>
      <text:p text:style-name="P61"/>
      <text:p text:style-name="P62"><text:tab/>Answer:<text:s/>no</text:p>
      <text:p text:style-name="P63"><text:tab/></text:p>
      <text:p text:style-name="P64"><text:tab/></text:p>
      <text:p text:style-name="P65"><text:tab/>SQL code used to arrive at answer:</text:p>
      <text:p text:style-name="P66"><text:tab/></text:p>
      <text:p text:style-name="P67">select *</text:p>
      <text:p text:style-name="P68"/>
      <text:p text:style-name="P69">FROM user</text:p>
      <text:p text:style-name="P70"/>
      <text:p text:style-name="P71">select *</text:p>
      <text:p text:style-name="P72"/>
      <text:p text:style-name="P73">FROM user</text:p>
      <text:p text:style-name="P74">WHERE '*' NOT NULL</text:p>
      <text:p text:style-name="P75"><text:tab/></text:p>
      <text:p text:style-name="P76"/>
      <text:p text:style-name="P77"><text:tab/></text:p>
      <text:p text:style-name="P78"><text:span text:style-name="T79">4.<text:s/></text:span><text:span text:style-name="T80">For each table and column listed below, display the smallest (minimum), largest (maximum), and average (mean) value for the following fields:</text:span></text:p>
      <text:p text:style-name="P81"/>
      <text:p text:style-name="P82"><text:tab/>i. Table: Review, Column: Stars</text:p>
      <text:p text:style-name="P83"><text:tab/></text:p>
      <text:p text:style-name="P84"><text:span text:style-name="T85"><text:tab/></text:span><text:span text:style-name="T86"><text:tab/>min:1</text:span><text:span text:style-name="T87"><text:tab/></text:span><text:span text:style-name="T88"><text:tab/>max:</text:span><text:span text:style-name="T89"><text:tab/>5</text:span><text:span text:style-name="T90"><text:tab/></text:span><text:span text:style-name="T91">avg:</text:span><text:span text:style-name="T92"><text:s/>3.7082</text:span></text:p>
      <text:p text:style-name="P93"><text:tab/><text:tab/></text:p>
      <text:p text:style-name="P94"><text:tab/></text:p>
      <text:p text:style-name="P95"><text:tab/>ii. Table: Business, Column: Stars</text:p>
      <text:p text:style-name="P96"><text:tab/></text:p>
      <text:p text:style-name="P97"><text:span text:style-name="T98"><text:tab/></text:span><text:span text:style-name="T99"><text:tab/>min:</text:span><text:span text:style-name="T100"><text:tab/>1</text:span><text:span text:style-name="T101"><text:tab/>max:</text:span><text:span text:style-name="T102"><text:tab/>5</text:span><text:span text:style-name="T103"><text:tab/>avg:</text:span><text:span text:style-name="T104"><text:s/>3.6549</text:span></text:p>
      <text:p text:style-name="P105"><text:tab/><text:tab/></text:p>
      <text:p text:style-name="P106"><text:tab/></text:p>
      <text:p text:style-name="P107"><text:tab/>iii. Table: Tip, Column: Likes</text:p>
      <text:p text:style-name="P108"><text:tab/></text:p>
      <text:p text:style-name="P109"><text:span text:style-name="T110"><text:tab/></text:span><text:span text:style-name="T111"><text:tab/>min:</text:span><text:span text:style-name="T112"><text:tab/>0</text:span><text:span text:style-name="T113"><text:tab/>max:</text:span><text:span text:style-name="T114"><text:tab/>2</text:span><text:span text:style-name="T115"><text:tab/>avg:<text:s/></text:span><text:span text:style-name="T116">0.0144</text:span></text:p>
      <text:p text:style-name="P117"><text:tab/><text:tab/></text:p>
      <text:p text:style-name="P118"><text:tab/></text:p>
      <text:p text:style-name="P119"><text:tab/>iv. Table: Checkin, Column: Count</text:p>
      <text:p text:style-name="P120"><text:tab/></text:p>
      <text:p text:style-name="P121"><text:span text:style-name="T122"><text:tab/></text:span><text:span text:style-name="T123"><text:tab/>min:</text:span><text:span text:style-name="T124"><text:tab/>1</text:span><text:span text:style-name="T125"><text:tab/>max:</text:span><text:span text:style-name="T126"><text:tab/>53</text:span><text:span text:style-name="T127"><text:tab/>avg:<text:s/></text:span><text:span text:style-name="T128">1.9414</text:span></text:p>
      <text:p text:style-name="P129"><text:tab/><text:tab/></text:p>
      <text:p text:style-name="P130"><text:tab/></text:p>
      <text:p text:style-name="P131"><text:tab/>v. Table: User,<text:s/>Column: Review_count</text:p>
      <text:p text:style-name="P132"><text:tab/></text:p>
      <text:p text:style-name="P133"><text:span text:style-name="T134"><text:tab/></text:span><text:span text:style-name="T135"><text:tab/>min:</text:span><text:span text:style-name="T136"><text:tab/>0</text:span><text:span text:style-name="T137"><text:tab/>max:</text:span><text:span text:style-name="T138"><text:tab/>2000</text:span><text:span text:style-name="T139"><text:tab/>avg:</text:span><text:span text:style-name="T140"><text:s/>24.2995</text:span></text:p>
      <text:p text:style-name="P141"><text:tab/><text:tab/></text:p>
      <text:p text:style-name="P142"/>
      <text:p text:style-name="P143"/>
      <text:p text:style-name="P144"><text:span text:style-name="T145">5.<text:s/></text:span><text:span text:style-name="T146">List the cities with the most reviews in descending order</text:span><text:span text:style-name="T147">:</text:span></text:p>
      <text:p text:style-name="P148"/>
      <text:p text:style-name="P149"><text:tab/>SQL code used to arrive at answer: <text:s text:c="2"/></text:p>
      <text:p text:style-name="P150"><text:tab/>select city, review_count</text:p>
      <text:p text:style-name="P151"/>
      <text:p text:style-name="P152">FROM business</text:p>
      <text:p text:style-name="P153">ORDER BY (review_count) DESC</text:p>
      <text:p text:style-name="P154"><text:tab/></text:p>
      <text:p text:style-name="P155"><text:tab/>Copy and Paste the Result Below:</text:p>
      <text:p text:style-name="P156"><text:tab/></text:p>
      <text:p text:style-name="P157">city <text:s text:c="6"/>| review_count |</text:p>
      <text:p text:style-name="P158">+------------+--------------+</text:p>
      <text:p text:style-name="P159">| Las Vegas <text:s/>| <text:s text:c="8"/>3873 |</text:p>
      <text:p text:style-name="P160">| Montréal <text:s text:c="2"/>| <text:s text:c="8"/>1757 |</text:p>
      <text:p text:style-name="P161">| Gilbert <text:s text:c="3"/>| <text:s text:c="8"/>1549 |</text:p>
      <text:p text:style-name="P162">| Las Vegas <text:s/>| <text:s text:c="8"/>1410 |</text:p>
      <text:p text:style-name="P163">| Las Vegas <text:s/>| <text:s text:c="8"/>1389 |</text:p>
      <text:p text:style-name="P164">| Las Vegas <text:s/>| <text:s text:c="8"/>1252 |</text:p>
      <text:p text:style-name="P165">| Las Vegas <text:s/>| <text:s text:c="8"/>1116 |</text:p>
      <text:p text:style-name="P166">| Las Vegas <text:s/>| <text:s text:c="8"/>1084 |</text:p>
      <text:p text:style-name="P167">| Las Vegas <text:s/>| <text:s text:c="9"/>961 |</text:p>
      <text:p text:style-name="P168">| Gilbert <text:s text:c="3"/>| <text:s text:c="9"/>902 |</text:p>
      <text:p text:style-name="P169">| Las Vegas <text:s/>| <text:s text:c="9"/>864 |</text:p>
      <text:p text:style-name="P170">| Scottsdale | <text:s text:c="9"/>823 |</text:p>
      <text:p text:style-name="P171">| Las Vegas <text:s/>| <text:s text:c="9"/>821 |</text:p>
      <text:p text:style-name="P172">| Las Vegas <text:s/>| <text:s text:c="9"/>786 |</text:p>
      <text:p text:style-name="P173">| Henderson <text:s/>| <text:s text:c="9"/>785 |</text:p>
      <text:p text:style-name="P174">| Toronto <text:s text:c="3"/>| <text:s text:c="9"/>778 |</text:p>
      <text:p text:style-name="P175">| Las Vegas <text:s/>| <text:s text:c="9"/>768 |</text:p>
      <text:p text:style-name="P176">| Las Vegas <text:s/>| <text:s text:c="9"/>758 |</text:p>
      <text:p text:style-name="P177">| Scottsdale | <text:s text:c="9"/>726 |</text:p>
      <text:p text:style-name="P178">| Cleveland <text:s/>| <text:s text:c="9"/>723 |</text:p>
      <text:p text:style-name="P179">| Las Vegas <text:s/>| <text:s text:c="9"/>720 |</text:p>
      <text:p text:style-name="P180">| Charlotte <text:s/>| <text:s text:c="9"/>715 |</text:p>
      <text:p text:style-name="P181">| Phoenix <text:s text:c="3"/>| <text:s text:c="9"/>711 |</text:p>
      <text:p text:style-name="P182">| Las Vegas <text:s/>| <text:s text:c="9"/>706 |</text:p>
      <text:p text:style-name="P183"><text:span text:style-name="T184">| Phoenix <text:s text:c="3"/>| <text:s text:c="9"/>700</text:span></text:p>
      <text:p text:style-name="P185"/>
      <text:p text:style-name="P186"/>
      <text:p text:style-name="P187"/>
      <text:p text:style-name="P188"><text:tab/></text:p>
      <text:p text:style-name="P189"><text:span text:style-name="T190">6.<text:s/></text:span><text:span text:style-name="T191">Find the distribution of star ratings to<text:s/></text:span><text:span text:style-name="T192">the business in the following cities:</text:span></text:p>
      <text:p text:style-name="P193"/>
      <text:p text:style-name="P194">i. Avon</text:p>
      <text:p text:style-name="P195"/>
      <text:p text:style-name="P196">SQL code used to arrive at answer:</text:p>
      <text:p text:style-name="P197"/>
      <text:p text:style-name="P198">select stars, review_count, city</text:p>
      <text:p text:style-name="P199"/>
      <text:p text:style-name="P200">FROM business<text:s/></text:p>
      <text:p text:style-name="P201">WHERE city = 'Avon'</text:p>
      <text:p text:style-name="P202"/>
      <text:p text:style-name="P203">Copy and Paste the Resulting Table Below (2 columns â€“ star rating and count):</text:p>
      <text:p text:style-name="P204"/>
      <text:p text:style-name="P205">+-------+--------------+------+</text:p>
      <text:p text:style-name="P206">| stars | review_count | city |</text:p>
      <text:p text:style-name="P207">+-------+--------------+------+</text:p>
      <text:p text:style-name="P208">| <text:s text:c="2"/>2.5 | <text:s text:c="11"/>3 | Avon |</text:p>
      <text:p text:style-name="P209">| <text:s text:c="2"/>4.0 | <text:s text:c="11"/>4 | Avon |</text:p>
      <text:p text:style-name="P210">| <text:s text:c="2"/>5.0 | <text:s text:c="11"/>3 | Avon |</text:p>
      <text:p text:style-name="P211">| <text:s text:c="2"/>3.5 | <text:s text:c="11"/>7 | Avon |</text:p>
      <text:p text:style-name="P212">| <text:s text:c="2"/>1.5 | <text:s text:c="10"/>10 | Avon |</text:p>
      <text:soft-page-break/>
      <text:p text:style-name="P213">| <text:s text:c="2"/>3.5 |<text:s/><text:s text:c="10"/>31 | Avon |</text:p>
      <text:p text:style-name="P214">| <text:s text:c="2"/>4.5 | <text:s text:c="10"/>31 | Avon |</text:p>
      <text:p text:style-name="P215">| <text:s text:c="2"/>3.5 | <text:s text:c="10"/>50 | Avon |</text:p>
      <text:p text:style-name="P216">| <text:s text:c="2"/>2.5 | <text:s text:c="11"/>3 | Avon |</text:p>
      <text:p text:style-name="P217">| <text:s text:c="2"/>4.0 | <text:s text:c="10"/>17 | Avon |</text:p>
      <text:p text:style-name="P218"/>
      <text:p text:style-name="P219"/>
      <text:p text:style-name="P220">ii. Beachwood</text:p>
      <text:p text:style-name="P221"/>
      <text:p text:style-name="P222">SQL code used to arrive at answer:</text:p>
      <text:p text:style-name="P223"/>
      <text:p text:style-name="P224"/>
      <text:p text:style-name="P225">select stars, review_count, city</text:p>
      <text:p text:style-name="P226"/>
      <text:p text:style-name="P227">FROM business<text:s/></text:p>
      <text:p text:style-name="P228">WHERE city = 'Beachwood'</text:p>
      <text:p text:style-name="P229"/>
      <text:p text:style-name="P230"/>
      <text:p text:style-name="P231">Copy and Paste the Resulting Table Below (2 columns â€“ star rating and count):</text:p>
      <text:p text:style-name="P232"><text:tab/></text:p>
      <text:p text:style-name="P233">+-------+--------------+-----------+</text:p>
      <text:p text:style-name="P234">| stars | review_count | city <text:s text:c="5"/>|</text:p>
      <text:p text:style-name="P235">+-------+--------------+-----------+</text:p>
      <text:p text:style-name="P236">| <text:s text:c="2"/>3.0 | <text:s text:c="11"/>8 |<text:s/>Beachwood |</text:p>
      <text:p text:style-name="P237">| <text:s text:c="2"/>3.0 | <text:s text:c="11"/>3 | Beachwood |</text:p>
      <text:p text:style-name="P238">| <text:s text:c="2"/>4.5 | <text:s text:c="10"/>14 | Beachwood |</text:p>
      <text:p text:style-name="P239">| <text:s text:c="2"/>5.0 | <text:s text:c="11"/>6 | Beachwood |</text:p>
      <text:p text:style-name="P240">| <text:s text:c="2"/>4.0 | <text:s text:c="10"/>69 | Beachwood |</text:p>
      <text:p text:style-name="P241">| <text:s text:c="2"/>4.5 | <text:s text:c="11"/>3 | Beachwood |</text:p>
      <text:p text:style-name="P242">| <text:s text:c="2"/>5.0 | <text:s text:c="11"/>4 | Beachwood |</text:p>
      <text:p text:style-name="P243">| <text:s text:c="2"/>2.0 | <text:s text:c="11"/>8<text:s/>| Beachwood |</text:p>
      <text:p text:style-name="P244">| <text:s text:c="2"/>3.5 | <text:s text:c="11"/>3 | Beachwood |</text:p>
      <text:p text:style-name="P245">| <text:s text:c="2"/>3.5 | <text:s text:c="11"/>3 | Beachwood |</text:p>
      <text:p text:style-name="P246">| <text:s text:c="2"/>5.0 | <text:s text:c="11"/>6 | Beachwood |</text:p>
      <text:p text:style-name="P247">| <text:s text:c="2"/>2.5 | <text:s text:c="11"/>3 | Beachwood |</text:p>
      <text:p text:style-name="P248">| <text:s text:c="2"/>5.0 | <text:s text:c="11"/>3 | Beachwood |</text:p>
      <text:p text:style-name="P249">| <text:s text:c="2"/>5.0 | <text:s text:c="11"/>4 | Beachwood |</text:p>
      <text:p text:style-name="P250"><text:span text:style-name="T251">+-------+--------------+-----------+</text:span><text:span text:style-name="T252"><text:tab/></text:span></text:p>
      <text:p text:style-name="P253"/>
      <text:p text:style-name="P254"/>
      <text:p text:style-name="P255"><text:span text:style-name="T256">7.<text:s/></text:span><text:span text:style-name="T257">Find the top 3 users based on their total number of reviews:</text:span></text:p>
      <text:p text:style-name="P258"><text:tab/><text:tab/></text:p>
      <text:p text:style-name="P259"><text:span text:style-name="T260"><text:tab/>SQL code used to arrive at answer:</text:span></text:p>
      <text:p text:style-name="P261"><text:tab/></text:p>
      <text:p text:style-name="P262"/>
      <text:p text:style-name="P263">select review_count, id</text:p>
      <text:p text:style-name="P264"/>
      <text:p text:style-name="P265">FROM business</text:p>
      <text:p text:style-name="P266">ORDER BY review_count DESC</text:p>
      <text:p text:style-name="P267"/>
      <text:p text:style-name="P268"><text:tab/><text:tab/></text:p>
      <text:p text:style-name="P269"><text:tab/>Copy and Paste the Result Below:</text:p>
      <text:p text:style-name="P270"/>
      <text:p text:style-name="P271"/>
      <text:p text:style-name="Normal"><text:span text:style-name="T272"><text:tab/></text:span><text:span text:style-name="T273">review_count | id <text:s text:c="20"/>|</text:span></text:p>
      <text:p text:style-name="P274">+--------------+------------------------+</text:p>
      <text:p text:style-name="P275">| <text:s text:c="8"/>3873 | 2weQS-RnoOBhb1KsHKyoSQ |</text:p>
      <text:p text:style-name="P276">| <text:s text:c="8"/>1757 | 0W4lkclzZThpx3V65bVgig |</text:p>
      <text:p text:style-name="P277"><text:span text:style-name="T278">| <text:s text:c="8"/>1549 | 0FUtlsQrJI7LhqDPxLumEw |</text:span><text:span text:style-name="T279"><text:tab/></text:span></text:p>
      <text:p text:style-name="P280"/>
      <text:p text:style-name="P281"/>
      <text:p text:style-name="P282"/>
      <text:soft-page-break/>
      <text:p text:style-name="P283"><text:span text:style-name="T284">8.<text:s/></text:span><text:span text:style-name="T285">Does posing more reviews<text:s/></text:span><text:span text:style-name="T286">correlate with more fans?</text:span></text:p>
      <text:p text:style-name="P287"/>
      <text:p text:style-name="P288"><text:tab/>Please explain your findings and interpretation of the results:</text:p>
      <text:p text:style-name="P289"/>
      <text:p text:style-name="P290"><text:tab/></text:p>
      <text:p text:style-name="P291">The more fans they have, the more reviews.</text:p>
      <text:p text:style-name="P292"/>
      <text:p text:style-name="P293">select review_count, fans</text:p>
      <text:p text:style-name="P294"/>
      <text:p text:style-name="P295">FROM user</text:p>
      <text:p text:style-name="P296">GROUP BY fans</text:p>
      <text:p text:style-name="P297">ORDER BY fans ASC</text:p>
      <text:p text:style-name="P298"><text:tab/></text:p>
      <text:p text:style-name="P299"><text:span text:style-name="T300">9.<text:s/></text:span><text:span text:style-name="T301">Are there more reviews with the word "love" or with the word "hate" in them?</text:span></text:p>
      <text:p text:style-name="P302"/>
      <text:p text:style-name="P303"><text:tab/>Answer:<text:s/>1780 reviews with word ‘love’ and <text:s/>232 with word ‘hate’</text:p>
      <text:p text:style-name="P304"/>
      <text:p text:style-name="P305"><text:tab/></text:p>
      <text:p text:style-name="P306"><text:tab/>SQL code used to arrive at answer:</text:p>
      <text:p text:style-name="P307"/>
      <text:p text:style-name="P308"><text:tab/>select *</text:p>
      <text:p text:style-name="P309"/>
      <text:p text:style-name="P310">FROM review</text:p>
      <text:p text:style-name="P311">WHERE text LIKE '%love%';</text:p>
      <text:p text:style-name="P312"/>
      <text:p text:style-name="P313">select *</text:p>
      <text:p text:style-name="P314"/>
      <text:p text:style-name="P315">FROM review</text:p>
      <text:p text:style-name="P316">WHERE text LIKE '%hate%';</text:p>
      <text:p text:style-name="P317"/>
      <text:p text:style-name="P318"/>
      <text:p text:style-name="P319"/>
      <text:p text:style-name="P320"><text:tab/></text:p>
      <text:p text:style-name="P321"><text:span text:style-name="T322">10.<text:s/></text:span><text:span text:style-name="T323">Find the top 10<text:s/></text:span><text:span text:style-name="T324">users with the most fans:</text:span></text:p>
      <text:p text:style-name="P325"/>
      <text:p text:style-name="P326"><text:span text:style-name="T327"><text:tab/>SQL code used to arrive at answer:</text:span></text:p>
      <text:p text:style-name="P328"><text:tab/></text:p>
      <text:p text:style-name="P329">select fans, id, name</text:p>
      <text:p text:style-name="P330"/>
      <text:p text:style-name="P331">FROM user</text:p>
      <text:p text:style-name="P332">GROUP BY id</text:p>
      <text:p text:style-name="P333">ORDER BY fans DESC<text:tab/></text:p>
      <text:p text:style-name="P334"/>
      <text:p text:style-name="P335"><text:tab/>Copy and Paste the Result Below:</text:p>
      <text:p text:style-name="P336"/>
      <text:p text:style-name="Normal"><text:span text:style-name="T337"><text:tab/></text:span><text:span text:style-name="T338">+------+------------------------+-----------+</text:span></text:p>
      <text:p text:style-name="P339">| fans | id <text:s text:c="20"/>| name <text:s text:c="5"/>|</text:p>
      <text:p text:style-name="P340">+------+------------------------+-----------+</text:p>
      <text:p text:style-name="P341">| <text:s/>503 | -9I98YbNQnLdAmcYfb324Q | Amy <text:s text:c="6"/>|</text:p>
      <text:p text:style-name="P342">| <text:s/>497 | -8EnCioUmDygAbsYZmTeRQ | Mimi <text:s text:c="5"/>|</text:p>
      <text:p text:style-name="P343">| <text:s/>311 |<text:s/>--2vR0DIsmQ6WfcSzKWigw | Harald <text:s text:c="3"/>|</text:p>
      <text:p text:style-name="P344">| <text:s/>253 | -G7Zkl1wIWBBmD0KRy_sCw | Gerald <text:s text:c="3"/>|</text:p>
      <text:p text:style-name="P345">| <text:s/>173 | -0IiMAZI2SsQ7VmyzJjokQ | Christine |</text:p>
      <text:p text:style-name="P346">| <text:s/>159 | -g3XIcCb2b-BD0QBCcq2Sw | Lisa <text:s text:c="5"/>|</text:p>
      <text:p text:style-name="P347">| <text:s/>133 | -9bbDysuiWeo2VShFJJtcw | Cat <text:s text:c="6"/>|</text:p>
      <text:p text:style-name="P348">| <text:s/>126 | -FZBTkAZEXoP7CYvRV2ZwQ | William <text:s text:c="2"/>|</text:p>
      <text:p text:style-name="P349">| <text:s/>124 | -9da1xk7zgnnfO1uTVYGkA | Fran <text:s text:c="5"/>|</text:p>
      <text:p text:style-name="P350"><text:span text:style-name="T351">| <text:s/>120 | -lh59ko3dxChBSZ9U7LfUw | Lissa <text:s text:c="4"/>|</text:span></text:p>
      <text:p text:style-name="P352"><text:tab/><text:tab/></text:p>
      <text:p text:style-name="P353"/>
      <text:p text:style-name="P354"/>
      <text:p text:style-name="P355"/>
      <text:p text:style-name="P356"/>
      <text:p text:style-name="P357"/>
      <text:p text:style-name="P358">Part 2: Inferences and Analysis</text:p>
      <text:p text:style-name="P359"/>
      <text:list text:style-name="LFO1" text:continue-numbering="true">
        <text:list-item>
          <text:p text:style-name="P360">Pick one city and category of your choice and group the businesses in that city or category by their overall<text:s/>star rating. Compare the businesses with 2-3 stars to the businesses with 4-5 stars and answer the following questions. Include your code.</text:p>
        </text:list-item>
      </text:list>
      <text:p text:style-name="P361"/>
      <text:p text:style-name="P362"><text:tab/></text:p>
      <text:p text:style-name="P363"/>
      <text:list text:style-name="LFO2" text:continue-numbering="true">
        <text:list-item>
          <text:p text:style-name="P364">Do the two groups you chose to analyze have a different distribution of hours?<text:s/></text:p>
        </text:list-item>
      </text:list>
      <text:p text:style-name="P365"/>
      <text:p text:style-name="P366">The ones with more stars open less hours</text:p>
      <text:p text:style-name="P367"/>
      <text:p text:style-name="P368"/>
      <text:list text:style-name="LFO2" text:continue-numbering="true">
        <text:list-item>
          <text:p text:style-name="P369">Do the two groups you<text:s/>chose to analyze have a different number of reviews?</text:p>
        </text:list-item>
      </text:list>
      <text:p text:style-name="P370"/>
      <text:p text:style-name="P371"><text:s/><text:s text:c="2"/>Toronto has much more reviews than any other city in the list<text:s text:c="6"/></text:p>
      <text:p text:style-name="P372"><text:s text:c="9"/></text:p>
      <text:p text:style-name="P373">iii. Are you able to infer anything from the location data provided between these two groups? Explain.</text:p>
      <text:p text:style-name="P374"/>
      <text:p text:style-name="P375">No additional details can be inferred from this report</text:p>
      <text:p text:style-name="P376"/>
      <text:p text:style-name="P377">SQL code used for analysis:</text:p>
      <text:p text:style-name="P378"/>
      <text:p text:style-name="P379"><text:tab/>select *</text:p>
      <text:p text:style-name="P380"/>
      <text:p text:style-name="P381">FROM business JOIN hours WHERE id=business_id</text:p>
      <text:p text:style-name="P382">GROUP BY stars</text:p>
      <text:p text:style-name="P383">ORDER BY stars ASC;</text:p>
      <text:p text:style-name="P384"><text:tab/></text:p>
      <text:p text:style-name="P385"><text:tab/><text:tab/></text:p>
      <text:p text:style-name="P386"><text:span text:style-name="T387">2.<text:s/></text:span><text:span text:style-name="T388">Group business based on the ones that<text:s/></text:span><text:span text:style-name="T389">are open and the ones that are closed. What differences can you find between the ones that are still open and the ones that are closed? List at least two differences and the SQL code you used to</text:span><text:span text:style-name="T390"><text:s/>arrive at your answer.</text:span></text:p>
      <text:p text:style-name="P391"><text:tab/><text:tab/></text:p>
      <text:p text:style-name="P392">i. Difference 1:</text:p>
      <text:p text:style-name="P393"><text:s text:c="4"/></text:p>
      <text:p text:style-name="P394"><text:s text:c="5"/>Higher number of stars</text:p>
      <text:p text:style-name="P395"><text:s text:c="8"/><text:s/></text:p>
      <text:p text:style-name="P396">ii. Difference 2:</text:p>
      <text:p text:style-name="P397"><text:s text:c="9"/></text:p>
      <text:p text:style-name="P398"><text:s text:c="5"/>Higher number of reviews<text:s/></text:p>
      <text:p text:style-name="P399"><text:s text:c="9"/></text:p>
      <text:p text:style-name="P400">SQL code used for analysis:</text:p>
      <text:p text:style-name="P401"/>
      <text:p text:style-name="P402"><text:tab/></text:p>
      <text:p text:style-name="P403">select avg(stars), avg(review_count), is_open</text:p>
      <text:p text:style-name="P404"/>
      <text:p text:style-name="P405">FROM business<text:s/></text:p>
      <text:p text:style-name="P406">GROUP BY is_open;</text:p>
      <text:p text:style-name="P407"/>
      <text:p text:style-name="P408"><text:tab/></text:p>
      <text:soft-page-break/>
      <text:p text:style-name="P409">3. For this last part of your analysis, you are going to choose the type of analysis you want to conduct on the Yelp dataset and are going to prepare the data for analysis.</text:p>
      <text:p text:style-name="P410"/>
      <text:p text:style-name="P411">Ideas for analysis include: Parsing out keywords and business attributes for sentiment analysis, clustering businesses to find commonalities or anomalies between them, predicting the overall star rating for a business, predicting the number of fans a<text:s/>user will have, and so on. These are just a few examples to get you started, so feel free to be creative and come up with your own problem you want to solve. Provide answers, in-line, to all of the following:</text:p>
      <text:p text:style-name="P412"><text:tab/></text:p>
      <text:list text:style-name="LFO3" text:continue-numbering="true">
        <text:list-item>
          <text:p text:style-name="P413">Indicate the type of analysis you chose to<text:s/>do:</text:p>
        </text:list-item>
      </text:list>
      <text:p text:style-name="P414"/>
      <text:p text:style-name="P415"><text:s/><text:s text:c="3"/>Number of reviews by state</text:p>
      <text:p text:style-name="P416"><text:s text:c="9"/></text:p>
      <text:p text:style-name="P417">ii. Write 1-2 brief paragraphs on the type of data you will need for your analysis and why you chose that data:</text:p>
      <text:p text:style-name="P418"><text:s text:c="27"/></text:p>
      <text:p text:style-name="P419"><text:s text:c="3"/><text:s text:c="2"/>Find the number of reviews for each state<text:s text:c="4"/></text:p>
      <text:p text:style-name="P420"><text:s text:c="2"/></text:p>
      <text:p text:style-name="P421">iii. Output of your finished dataset:</text:p>
      <text:p text:style-name="P422"><text:s text:c="9"/></text:p>
      <text:p text:style-name="P423">SELECT state, review_count, city</text:p>
      <text:p text:style-name="P424">FROM business</text:p>
      <text:p text:style-name="P425">GROUP BY state</text:p>
      <text:p text:style-name="P426">ORDER BY review_count DESC<text:s text:c="5"/></text:p>
      <text:p text:style-name="P427"><text:s text:c="4"/></text:p>
      <text:p text:style-name="P428">iv. Provide the SQL code you used to create your final dataset:</text:p>
      <text:p text:style-name="Normal"/>
      <text:p text:style-name="P429">state | review_count | city <text:s text:c="11"/>|</text:p>
      <text:p text:style-name="P430">+-------+--------------+-----------------+</text:p>
      <text:p text:style-name="P431">| NC <text:s text:c="3"/>| <text:s text:c="9"/>120 | Charlotte <text:s text:c="6"/>|</text:p>
      <text:p text:style-name="P432">| PA <text:s text:c="3"/>| <text:s text:c="10"/>68 | Pittsburgh <text:s text:c="5"/>|</text:p>
      <text:p text:style-name="P433">| NV <text:s text:c="3"/>| <text:s text:c="10"/>38 | Henderson <text:s text:c="6"/>|</text:p>
      <text:p text:style-name="P434">| WI <text:s text:c="3"/>| <text:s text:c="10"/>26 | Madison <text:s text:c="8"/>|</text:p>
      <text:p text:style-name="P435">| AZ <text:s text:c="3"/>| <text:s text:c="10"/>25 | Phoenix <text:s text:c="8"/>|</text:p>
      <text:p text:style-name="P436">| QC <text:s text:c="3"/>| <text:s text:c="10"/>22 | Montréal <text:s text:c="7"/>|</text:p>
      <text:p text:style-name="P437">| ON <text:s text:c="3"/>| <text:s text:c="10"/>19 | Toronto <text:s text:c="8"/>|</text:p>
      <text:p text:style-name="P438">| IL <text:s text:c="3"/>| <text:s text:c="10"/>10 | Champaign <text:s text:c="6"/>|</text:p>
      <text:p text:style-name="P439">| NY <text:s text:c="3"/>| <text:s text:c="11"/>8 | North Las Vegas |</text:p>
      <text:p text:style-name="P440">| OH <text:s text:c="3"/>| <text:s text:c="11"/>8 | Cleveland <text:s text:c="6"/>|</text:p>
      <text:p text:style-name="P441">| SC <text:s text:c="3"/>| <text:s text:c="11"/>7 | Fort Mill <text:s text:c="6"/>|</text:p>
      <text:p text:style-name="P442">| WLN <text:s text:c="2"/>| <text:s text:c="11"/>7 | Livingston <text:s text:c="5"/>|</text:p>
      <text:p text:style-name="P443">| C <text:s text:c="4"/>| <text:s text:c="11"/>6 | Olivos <text:s text:c="9"/>|</text:p>
      <text:p text:style-name="P444">| ESX <text:s text:c="2"/>| <text:s text:c="11"/>6 | Newhaven <text:s text:c="7"/>|</text:p>
      <text:p text:style-name="P445">| NYK <text:s text:c="2"/>| <text:s text:c="11"/>6 | Whitby <text:s text:c="9"/>|</text:p>
      <text:p text:style-name="P446">| ST <text:s text:c="3"/>| <text:s text:c="11"/>6 | Freyburg <text:s text:c="7"/>|</text:p>
      <text:p text:style-name="P447">| MLN <text:s text:c="2"/>| <text:s text:c="11"/>5 | Edinburgh <text:s text:c="6"/>|</text:p>
      <text:p text:style-name="P448">| BW <text:s text:c="3"/>| <text:s text:c="11"/>4 | Schönaich <text:s text:c="6"/>|</text:p>
      <text:p text:style-name="P449">| ELN <text:s text:c="2"/>| <text:s text:c="11"/>4 | Musselburgh <text:s text:c="4"/>|</text:p>
      <text:p text:style-name="P450">| FIF <text:s text:c="2"/>| <text:s text:c="11"/>4 | Aberdour <text:s text:c="7"/>|</text:p>
      <text:p text:style-name="P451">| HLD <text:s text:c="2"/>| <text:s text:c="11"/>4 | Inverness <text:s text:c="6"/>|</text:p>
      <text:p text:style-name="P452">| EDH <text:s text:c="2"/>| <text:s text:c="11"/>3 | Ingliston <text:s text:c="6"/>|</text:p>
      <text:p text:style-name="P453">| NI <text:s text:c="3"/>| <text:s text:c="11"/>3 | Hemmingen <text:s text:c="6"/>|</text:p>
      <text:p text:style-name="Normal"><text:span text:style-name="T454">+-------+--------------+-----------------+</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imenez, Vicente</meta:initial-creator>
    <dc:creator>Gimenez, Vicente</dc:creator>
    <meta:creation-date>2020-08-13T10:55:00Z</meta:creation-date>
    <dc:date>2020-08-16T23:37:00Z</dc:date>
    <meta:template xlink:href="Normal.dotm" xlink:type="simple"/>
    <meta:editing-cycles>15</meta:editing-cycles>
    <meta:editing-duration>PT184560S</meta:editing-duration>
    <meta:document-statistic meta:page-count="8" meta:paragraph-count="22" meta:word-count="1681" meta:character-count="11244" meta:row-count="79" meta:non-whitespace-character-count="9585"/>
  </office:meta>
</office:document-meta>
</file>